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97.74pt"/>
    </style:style>
    <style:style style:name="co74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1" table:default-cell-style-name="ce101"/>
        <table:table-column table:style-name="co72" table:default-cell-style-name="ce101"/>
        <table:table-column table:style-name="co73" table:default-cell-style-name="ce101"/>
        <table:table-column table:style-name="co74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10" calcext:value-type="float">
            <text:p>-10</text:p>
          </table:table-cell>
          <table:table-cell table:number-columns-repeated="2"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40" calcext:value-type="float">
            <text:p>-4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8:10:12.34268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08:11:48.720143152</dc:date>
    <meta:editing-duration>P1DT11H1M29S</meta:editing-duration>
    <meta:editing-cycles>1650</meta:editing-cycles>
    <meta:document-statistic meta:table-count="9" meta:cell-count="2550" meta:object-count="0"/>
  </office:meta>
</office:document-meta>
</file>